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0c6a" officeooo:paragraph-rsid="000f0c6a"/>
    </style:style>
    <style:style style:name="P2" style:family="paragraph" style:parent-style-name="Standard">
      <style:text-properties officeooo:rsid="00101910" officeooo:paragraph-rsid="00101910"/>
    </style:style>
    <style:style style:name="T1" style:family="text">
      <style:text-properties officeooo:rsid="001019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venturer</text:p>
      <text:p text:style-name="P1">S: 4 D: 4 L:4 F:4<text:line-break/>Starting perks: Adventuring Spirit<text:line-break/>Starting gear: Arming Sword, Chainmail, Rope</text:p>
      <text:p text:style-name="P2">Starting ability: Quick Attack</text:p>
      <text:p text:style-name="P1"/>
      <text:p text:style-name="P1">Barbarian</text:p>
      <text:p text:style-name="P1">S: 8 D: 6 L:1 F:1</text:p>
      <text:p text:style-name="P1">Starting perk: Savagery</text:p>
      <text:p text:style-name="P1">Starting gear: Great Axe, Leather Vest, ----</text:p>
      <text:p text:style-name="P2">Starting ability: Power Attack</text:p>
      <text:p text:style-name="P1"/>
      <text:p text:style-name="P2">Arcane Knight</text:p>
      <text:p text:style-name="P1">S: 8 D:1 L:6 F:1</text:p>
      <text:p text:style-name="P1">Starting perk: Arcane defense</text:p>
      <text:p text:style-name="P1">Starting gear: Rapier, shield, ----</text:p>
      <text:p text:style-name="P2">Starting ability:</text:p>
      <text:p text:style-name="P1"/>
      <text:p text:style-name="P1">Paladin:<text:line-break/>S:8 D:1 L:1 F:6</text:p>
      <text:p text:style-name="P1">Starting perk: Tireless Defender</text:p>
      <text:p text:style-name="P1">Starting gear: <text:s/>War Hammer, Tower shield, Scroll of <text:span text:style-name="T1">Cure Wounds I</text:span></text:p>
      <text:p text:style-name="P2">Starting ability: Hallowed Ground</text:p>
      <text:p text:style-name="P2"/>
      <text:p text:style-name="P2">Monk</text:p>
      <text:p text:style-name="P2">S:6 D:8 L:1 F:1</text:p>
      <text:p text:style-name="P2">Starting perk: Open Palm</text:p>
      <text:p text:style-name="P2">Starting gear: Lathi, Linen Armor, ------<text:line-break/>Starting ability: Quick Jab</text:p>
      <text:p text:style-name="P2"/>
      <text:p text:style-name="P2">Rogue</text:p>
      <text:p text:style-name="P2">S:1 D:8 L:6: F:1</text:p>
      <text:p text:style-name="P2">Starting perk: Close and Personal</text:p>
      <text:p text:style-name="P2">Starting gear: Dagger, Leather Cap, Smoke Bomb</text:p>
      <text:p text:style-name="P2">Starting ability:</text:p>
      <text:p text:style-name="P2"/>
      <text:p text:style-name="P2">Witch Hunter</text:p>
      <text:p text:style-name="P2">S:1 D:8 L:1 F:6</text:p>
      <text:p text:style-name="P2">Starting perk:</text:p>
      <text:p text:style-name="P2">Starting gear:</text:p>
      <text:p text:style-name="P2">Starting ability:</text:p>
      <text:p text:style-name="P2"/>
      <text:p text:style-name="P2">War Mage</text:p>
      <text:p text:style-name="P2">S:6 D:1 L:8 F:6</text:p>
      <text:p text:style-name="P2">St</text:p>
      <text:p text:style-name="P2"/>
      <text:p text:style-name="P2">Shadowblade</text:p>
      <text:p text:style-name="P2">S:1 D:6 L:8 F:1</text:p>
      <text:p text:style-name="P2">Starting perk: Combat Readiness</text:p>
      <text:p text:style-name="P2">Starting gear: Kukri, Parrying Dagger, ------</text:p>
      <text:p text:style-name="P2">Starting ability: ……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8:34:32.863000000</meta:creation-date>
    <dc:date>2024-04-18T18:57:12.773000000</dc:date>
    <meta:editing-duration>PT12M11S</meta:editing-duration>
    <meta:editing-cycles>1</meta:editing-cycles>
    <meta:document-statistic meta:table-count="0" meta:image-count="0" meta:object-count="0" meta:page-count="1" meta:paragraph-count="39" meta:word-count="159" meta:character-count="973" meta:non-whitespace-character-count="852"/>
    <meta:generator>LibreOffice/24.2.2.2$Windows_X86_64 LibreOffice_project/d56cc158d8a96260b836f100ef4b4ef25d6f1a01</meta:generator>
  </office:meta>
</office:document-meta>
</file>